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d03e5" officeooo:paragraph-rsid="001d03e5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d03e5" officeooo:paragraph-rsid="001d03e5" style:font-weight-asian="normal" style:font-weight-complex="normal"/>
    </style:style>
    <style:style style:name="P3" style:family="paragraph" style:parent-style-name="Standard">
      <style:text-properties fo:font-weight="normal" officeooo:rsid="001d03e5" officeooo:paragraph-rsid="001d03e5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d03e5" officeooo:paragraph-rsid="001d03e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<text:span text:style-name="T1">ust</text:span></text:p>
      <text:list text:style-name="L1">
        <text:list-item>
          <text:p text:style-name="P2">Color base</text:p>
        </text:list-item>
        <text:list-item>
          <text:p text:style-name="P2">Conveyor belt</text:p>
        </text:list-item>
        <text:list-item>
          <text:p text:style-name="P2">Assembly</text:p>
        </text:list-item>
        <text:list-item>
          <text:p text:style-name="P2">Input</text:p>
        </text:list-item>
        <text:list-item>
          <text:p text:style-name="P2">Output</text:p>
        </text:list-item>
        <text:list-item>
          <text:p text:style-name="P2">Tank</text:p>
        </text:list-item>
      </text:list>
      <text:p text:style-name="P3"/>
      <text:p text:style-name="P1">S<text:span text:style-name="T1">hould</text:span></text:p>
      <text:list text:style-name="L2">
        <text:list-item>
          <text:p text:style-name="P4">Splitters</text:p>
        </text:list-item>
      </text:list>
      <text:p text:style-name="P3"/>
      <text:p text:style-name="P1">C<text:span text:style-name="T1">ould</text:span></text:p>
      <text:p text:style-name="P3"/>
      <text:p text:style-name="P3"/>
      <text:p text:style-name="P1">W<text:span text:style-name="T1">oul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11:12:49.723251000</meta:creation-date>
    <dc:date>2026-02-20T11:16:05.860354300</dc:date>
    <meta:editing-duration>PT3M17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1" meta:word-count="20" meta:character-count="82" meta:non-whitespace-character-count="80"/>
  </office:meta>
</office:document-meta>
</file>